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144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64.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analytical_5f_profile">
      <style:table-properties table:display="true" style:writing-mode="lr-tb"/>
    </style:style>
    <style:style style:name="ta2" style:family="table" style:master-page-name="PageStyle_5f_Schem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>
      <style:text-properties style:font-name="DejaVu Sans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ext-properties style:font-name="DejaVu Sans Condense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 Condensed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DejaVu Sans Condense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DejaVu Sans Condensed"/>
    </style:style>
    <style:style style:name="ce1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font-name="DejaVu Sans Condensed"/>
    </style:style>
    <style:style style:name="ce24" style:family="table-cell" style:parent-style-name="Default" style:data-style-name="N61">
      <style:text-properties style:font-name="DejaVu Sans Condense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DejaVu Sans Condensed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font-name="DejaVu Sans Condense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 Condensed"/>
    </style:style>
    <style:style style:name="ce17" style:family="table-cell" style:parent-style-name="Default">
      <style:table-cell-properties fo:wrap-option="wrap"/>
      <style:text-properties style:font-name="DejaVu Sans"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font-name="DejaVu Sans" fo:font-weight="bold" style:font-weight-asian="bold" style:font-weight-complex="bold"/>
    </style:style>
    <style:style style:name="ce25" style:family="table-cell" style:parent-style-name="Default">
      <style:text-properties style:font-name="DejaVu Sans"/>
    </style:style>
    <style:style style:name="ce35" style:family="table-cell" style:parent-style-name="Default">
      <style:text-properties style:font-name="DejaVu Sans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tical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023" table:default-cell-style-name="ce15"/>
        <table:table-row table:style-name="ro1">
          <table:table-cell table:style-name="ce15"/>
          <table:table-cell office:value-type="string" calcext:value-type="string">
            <text:p>Analytical</text:p>
          </table:table-cell>
          <table:table-cell office:value-type="string" calcext:value-type="string">
            <text:p>Upwind</text:p>
          </table:table-cell>
          <table:table-cell office:value-type="string" calcext:value-type="string">
            <text:p>QUICK</text:p>
          </table:table-cell>
          <table:table-cell table:number-columns-repeated="102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office:value-type="float" office:value="0.042360285374554" calcext:value-type="float">
            <text:p>0.042360285374554</text:p>
          </table:table-cell>
          <table:table-cell table:number-columns-repeated="102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float" office:value="0.122621878715814" calcext:value-type="float">
            <text:p>0.122621878715814</text:p>
          </table:table-cell>
          <table:table-cell table:number-columns-repeated="1022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office:value-type="float" office:value="0.196938168846611" calcext:value-type="float">
            <text:p>0.196938168846611</text:p>
          </table:table-cell>
          <table:table-cell table:number-columns-repeated="10"/>
          <table:table-cell>
            <draw:frame table:end-cell-address="Analytical.X44" table:end-x="20.47pt" table:end-y="3.86pt" draw:z-index="0" draw:name="Chart 3" draw:style-name="gr1" draw:text-style-name="P1" svg:width="547pt" svg:height="547.4pt" svg:x="3.71pt" svg:y="8.5pt">
              <loext:p draw:notify-on-update-of-ranges="Analytical.B2:Analytical.B31 Analytical.A2:Analytical.A31 Analytical.C2:Analytical.C31 Analytical.A2:Analytical.A31 Analytical.D2:Analytical.D31 Analytical.A2:Analytical.A3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float" office:value="0.265309155766944" calcext:value-type="float">
            <text:p>0.265309155766944</text:p>
          </table:table-cell>
          <table:table-cell table:number-columns-repeated="102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office:value-type="float" office:value="0.327734839476813" calcext:value-type="float">
            <text:p>0.327734839476813</text:p>
          </table:table-cell>
          <table:table-cell table:number-columns-repeated="1022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office:value-type="float" office:value="0.384215219976219" calcext:value-type="float">
            <text:p>0.384215219976219</text:p>
          </table:table-cell>
          <table:table-cell table:number-columns-repeated="1022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float" office:value="0.434750297265161" calcext:value-type="float">
            <text:p>0.434750297265161</text:p>
          </table:table-cell>
          <table:table-cell table:number-columns-repeated="1022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float" office:value="0.479340071343639" calcext:value-type="float">
            <text:p>0.479340071343639</text:p>
          </table:table-cell>
          <table:table-cell table:number-columns-repeated="1022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office:value-type="float" office:value="0.517984542211653" calcext:value-type="float">
            <text:p>0.517984542211653</text:p>
          </table:table-cell>
          <table:table-cell table:number-columns-repeated="1022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office:value-type="float" office:value="0.550683709869203" calcext:value-type="float">
            <text:p>0.550683709869203</text:p>
          </table:table-cell>
          <table:table-cell table:number-columns-repeated="1022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float" office:value="0.57743757431629" calcext:value-type="float">
            <text:p>0.57743757431629</text:p>
          </table:table-cell>
          <table:table-cell table:number-columns-repeated="1022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office:value-type="float" office:value="0.598246135552913" calcext:value-type="float">
            <text:p>0.598246135552913</text:p>
          </table:table-cell>
          <table:table-cell table:number-columns-repeated="1022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office:value-type="float" office:value="0.613109393579073" calcext:value-type="float">
            <text:p>0.613109393579073</text:p>
          </table:table-cell>
          <table:table-cell table:number-columns-repeated="1022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office:value-type="float" office:value="0.622027348394768" calcext:value-type="float">
            <text:p>0.622027348394768</text:p>
          </table:table-cell>
          <table:table-cell table:number-columns-repeated="1022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table:number-columns-repeated="1022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table:number-columns-repeated="1022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float" office:value="0.622027348394768" calcext:value-type="float">
            <text:p>0.622027348394768</text:p>
          </table:table-cell>
          <table:table-cell table:number-columns-repeated="1022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office:value-type="float" office:value="0.613109393579073" calcext:value-type="float">
            <text:p>0.613109393579073</text:p>
          </table:table-cell>
          <table:table-cell table:number-columns-repeated="1022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office:value-type="float" office:value="0.598246135552913" calcext:value-type="float">
            <text:p>0.598246135552913</text:p>
          </table:table-cell>
          <table:table-cell table:number-columns-repeated="1022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office:value-type="float" office:value="0.57743757431629" calcext:value-type="float">
            <text:p>0.57743757431629</text:p>
          </table:table-cell>
          <table:table-cell table:number-columns-repeated="1022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office:value-type="float" office:value="0.550683709869203" calcext:value-type="float">
            <text:p>0.550683709869203</text:p>
          </table:table-cell>
          <table:table-cell table:number-columns-repeated="1022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office:value-type="float" office:value="0.517984542211653" calcext:value-type="float">
            <text:p>0.517984542211653</text:p>
          </table:table-cell>
          <table:table-cell table:number-columns-repeated="1022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office:value-type="float" office:value="0.479340071343639" calcext:value-type="float">
            <text:p>0.479340071343639</text:p>
          </table:table-cell>
          <table:table-cell table:number-columns-repeated="1022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office:value-type="float" office:value="0.434750297265161" calcext:value-type="float">
            <text:p>0.434750297265161</text:p>
          </table:table-cell>
          <table:table-cell table:number-columns-repeated="1022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office:value-type="float" office:value="0.384215219976219" calcext:value-type="float">
            <text:p>0.384215219976219</text:p>
          </table:table-cell>
          <table:table-cell table:number-columns-repeated="1022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office:value-type="float" office:value="0.327734839476813" calcext:value-type="float">
            <text:p>0.327734839476813</text:p>
          </table:table-cell>
          <table:table-cell table:number-columns-repeated="1022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office:value-type="float" office:value="0.265309155766944" calcext:value-type="float">
            <text:p>0.265309155766944</text:p>
          </table:table-cell>
          <table:table-cell table:number-columns-repeated="1022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office:value-type="float" office:value="0.196938168846611" calcext:value-type="float">
            <text:p>0.196938168846611</text:p>
          </table:table-cell>
          <table:table-cell table:number-columns-repeated="1022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office:value-type="float" office:value="0.122621878715814" calcext:value-type="float">
            <text:p>0.122621878715814</text:p>
          </table:table-cell>
          <table:table-cell table:number-columns-repeated="1022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office:value-type="float" office:value="0.042360285374554" calcext:value-type="float">
            <text:p>0.04236028537455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/>
          <table:table-cell table:style-name="Default"/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=0.1" table:style-name="ta2"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3" table:default-cell-style-name="ce18"/>
        <table:table-row table:style-name="ro1">
          <table:table-cell table:style-name="ce33" office:value-type="string" calcext:value-type="string" table:number-columns-spanned="11" table:number-rows-spanned="1">
            <text:p>Re = 10</text:p>
          </table:table-cell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3" table:number-rows-spanned="1">
            <text:p>Upwind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Central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QUICK</text:p>
          </table:table-cell>
          <table:covered-table-cell table:number-columns-repeated="2" table:style-name="ce36"/>
          <table:table-cell table:number-columns-repeated="1013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([.A4]*20)" office:value-type="float" office:value="18000" calcext:value-type="float">
            <text:p>18000</text:p>
          </table:table-cell>
          <table:table-cell office:value-type="float" office:value="0.0127916" calcext:value-type="float">
            <text:p>0.01279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4]*([.E4]*20)" office:value-type="float" office:value="18000" calcext:value-type="float">
            <text:p>18000</text:p>
          </table:table-cell>
          <table:table-cell office:value-type="float" office:value="0.0128485" calcext:value-type="float">
            <text:p>0.012848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4]*([.I4]*20)" office:value-type="float" office:value="18000" calcext:value-type="float">
            <text:p>18000</text:p>
          </table:table-cell>
          <table:table-cell office:value-type="float" office:value="0.0127891" calcext:value-type="float">
            <text:p>0.012789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*([.A5]*20)" office:value-type="float" office:value="32000" calcext:value-type="float">
            <text:p>32000</text:p>
          </table:table-cell>
          <table:table-cell office:value-type="float" office:value="0.0102701" calcext:value-type="float">
            <text:p>0.010270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E5]*([.E5]*20)" office:value-type="float" office:value="32000" calcext:value-type="float">
            <text:p>32000</text:p>
          </table:table-cell>
          <table:table-cell office:value-type="float" office:value="0.0103145" calcext:value-type="float">
            <text:p>0.01031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5]*([.I5]*20)" office:value-type="float" office:value="32000" calcext:value-type="float">
            <text:p>32000</text:p>
          </table:table-cell>
          <table:table-cell office:value-type="float" office:value="0.0102555" calcext:value-type="float">
            <text:p>0.010255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*([.A6]*20)" office:value-type="float" office:value="50000" calcext:value-type="float">
            <text:p>50000</text:p>
          </table:table-cell>
          <table:table-cell office:value-type="float" office:value="0.00900819" calcext:value-type="float">
            <text:p>0.0090081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6]*([.E6]*20)" office:value-type="float" office:value="50000" calcext:value-type="float">
            <text:p>50000</text:p>
          </table:table-cell>
          <table:table-cell office:value-type="float" office:value="0.00903705" calcext:value-type="float">
            <text:p>0.0090370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6]*([.I6]*20)" office:value-type="float" office:value="50000" calcext:value-type="float">
            <text:p>50000</text:p>
          </table:table-cell>
          <table:table-cell office:value-type="float" office:value="0.00900336" calcext:value-type="float">
            <text:p>0.00900336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]*([.A7]*20)" office:value-type="float" office:value="72000" calcext:value-type="float">
            <text:p>720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E7]*([.E7]*20)" office:value-type="float" office:value="72000" calcext:value-type="float">
            <text:p>720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I7]*([.I7]*20)" office:value-type="float" office:value="72000" calcext:value-type="float">
            <text:p>72000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]*([.A8]*20)" office:value-type="float" office:value="98000" calcext:value-type="float">
            <text:p>980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E8]*([.E8]*20)" office:value-type="float" office:value="98000" calcext:value-type="float">
            <text:p>980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I8]*([.I8]*20)" office:value-type="float" office:value="98000" calcext:value-type="float">
            <text:p>98000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]*([.A9]*20)" office:value-type="float" office:value="128000" calcext:value-type="float">
            <text:p>128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E9]*([.E9]*20)" office:value-type="float" office:value="128000" calcext:value-type="float">
            <text:p>128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I9]*([.I9]*20)" office:value-type="float" office:value="128000" calcext:value-type="float">
            <text:p>128000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]*([.A10]*20)" office:value-type="float" office:value="162000" calcext:value-type="float">
            <text:p>162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E10]*([.E10]*20)" office:value-type="float" office:value="162000" calcext:value-type="float">
            <text:p>162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I10]*([.I10]*20)" office:value-type="float" office:value="162000" calcext:value-type="float">
            <text:p>162000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*([.A11]*20)" office:value-type="float" office:value="200000" calcext:value-type="float">
            <text:p>200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E11]*([.E11]*20)" office:value-type="float" office:value="200000" calcext:value-type="float">
            <text:p>200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I11]*([.I11]*20)" office:value-type="float" office:value="200000" calcext:value-type="float">
            <text:p>20000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2]*([.A12]*20)" office:value-type="float" office:value="242000" calcext:value-type="float">
            <text:p>2420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E12]*([.E12]*20)" office:value-type="float" office:value="242000" calcext:value-type="float">
            <text:p>2420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I12]*([.I12]*20)" office:value-type="float" office:value="242000" calcext:value-type="float">
            <text:p>24200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u=0.1'.T41" table:end-x="24.38pt" table:end-y="0.45pt" draw:z-index="0" draw:name="Chart 1" draw:style-name="gr1" draw:text-style-name="P1" svg:width="751.97pt" svg:height="346.88pt" svg:x="27.04pt" svg:y="12.39pt">
              <loext:p draw:notify-on-update-of-ranges="'u=0.1'.B4:'u=0.1'.B12 'u=0.1'.A1:'u=0.1'.A1 'u=0.1'.C4:'u=0.1'.C12 'u=0.1'.F4:'u=0.1'.F12 'u=0.1'.A1:'u=0.1'.A1 'u=0.1'.G4:'u=0.1'.G12 'u=0.1'.J4:'u=0.1'.J12 'u=0.1'.A1:'u=0.1'.A1 'u=0.1'.K4:'u=0.1'.K1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=1.0" table:style-name="ta2"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3" table:default-cell-style-name="ce18"/>
        <table:table-row table:style-name="ro1">
          <table:table-cell table:style-name="ce33" office:value-type="string" calcext:value-type="string" table:number-columns-spanned="11" table:number-rows-spanned="1">
            <text:p>Re = 100</text:p>
          </table:table-cell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3" table:number-rows-spanned="1">
            <text:p>Upwind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Central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QUICK</text:p>
          </table:table-cell>
          <table:covered-table-cell table:number-columns-repeated="2" table:style-name="ce36"/>
          <table:table-cell table:number-columns-repeated="1013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([.A4]*20)" office:value-type="float" office:value="18000" calcext:value-type="float">
            <text:p>18000</text:p>
          </table:table-cell>
          <table:table-cell office:value-type="float" office:value="0.888921" calcext:value-type="float">
            <text:p>0.8889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4]*([.E4]*20)" office:value-type="float" office:value="18000" calcext:value-type="float">
            <text:p>18000</text:p>
          </table:table-cell>
          <table:table-cell office:value-type="float" office:value="0.884082" calcext:value-type="float">
            <text:p>0.88408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4]*([.I4]*20)" office:value-type="float" office:value="18000" calcext:value-type="float">
            <text:p>18000</text:p>
          </table:table-cell>
          <table:table-cell office:value-type="float" office:value="0.889697" calcext:value-type="float">
            <text:p>0.88969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([.A5]*20)" office:value-type="float" office:value="50000" calcext:value-type="float">
            <text:p>50000</text:p>
          </table:table-cell>
          <table:table-cell office:value-type="float" office:value="0.856849" calcext:value-type="float">
            <text:p>0.85684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5]*([.E5]*20)" office:value-type="float" office:value="50000" calcext:value-type="float">
            <text:p>50000</text:p>
          </table:table-cell>
          <table:table-cell office:value-type="float" office:value="0.851785" calcext:value-type="float">
            <text:p>0.85178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5]*([.I5]*20)" office:value-type="float" office:value="50000" calcext:value-type="float">
            <text:p>50000</text:p>
          </table:table-cell>
          <table:table-cell office:value-type="float" office:value="0.856881" calcext:value-type="float">
            <text:p>0.856881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]*([.A6]*20)" office:value-type="float" office:value="98000" calcext:value-type="float">
            <text:p>98000</text:p>
          </table:table-cell>
          <table:table-cell office:value-type="float" office:value="0.827835" calcext:value-type="float">
            <text:p>0.8278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E6]*([.E6]*20)" office:value-type="float" office:value="98000" calcext:value-type="float">
            <text:p>98000</text:p>
          </table:table-cell>
          <table:table-cell office:value-type="float" office:value="0.82105" calcext:value-type="float">
            <text:p>0.8210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I6]*([.I6]*20)" office:value-type="float" office:value="98000" calcext:value-type="float">
            <text:p>98000</text:p>
          </table:table-cell>
          <table:table-cell office:value-type="float" office:value="0.827623" calcext:value-type="float">
            <text:p>0.827623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7]*([.A7]*20)" office:value-type="float" office:value="128000" calcext:value-type="float">
            <text:p>128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E7]*([.E7]*20)" office:value-type="float" office:value="128000" calcext:value-type="float">
            <text:p>128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I7]*([.I7]*20)" office:value-type="float" office:value="128000" calcext:value-type="float">
            <text:p>128000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]*([.A8]*20)" office:value-type="float" office:value="162000" calcext:value-type="float">
            <text:p>162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E8]*([.E8]*20)" office:value-type="float" office:value="162000" calcext:value-type="float">
            <text:p>162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I8]*([.I8]*20)" office:value-type="float" office:value="162000" calcext:value-type="float">
            <text:p>162000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*([.A9]*20)" office:value-type="float" office:value="200000" calcext:value-type="float">
            <text:p>200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E9]*([.E9]*20)" office:value-type="float" office:value="200000" calcext:value-type="float">
            <text:p>200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I9]*([.I9]*20)" office:value-type="float" office:value="200000" calcext:value-type="float">
            <text:p>20000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]*([.A10]*20)" office:value-type="float" office:value="242000" calcext:value-type="float">
            <text:p>2420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E10]*([.E10]*20)" office:value-type="float" office:value="242000" calcext:value-type="float">
            <text:p>2420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I10]*([.I10]*20)" office:value-type="float" office:value="242000" calcext:value-type="float">
            <text:p>24200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u=1.0'.T39" table:end-x="24.38pt" table:end-y="0.45pt" draw:z-index="0" draw:name="Chart 1" draw:style-name="gr1" draw:text-style-name="P1" svg:width="751.97pt" svg:height="347.22pt" svg:x="27.04pt" svg:y="12.08pt">
              <loext:p draw:notify-on-update-of-ranges="'u=1.0'.B4:'u=1.0'.B10 Analytical.B2:Analytical.B2 'u=1.0'.C4:'u=1.0'.C10 'u=1.0'.F4:'u=1.0'.F10 Analytical.B2:Analytical.B2 'u=1.0'.G4:'u=1.0'.G10 'u=1.0'.J4:'u=1.0'.J10 Analytical.B2:Analytical.B2 'u=1.0'.K4:'u=1.0'.K1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=10" table:style-name="ta2">
        <table:table-column table:style-name="co1" table:number-columns-repeated="2" table:default-cell-style-name="ce18"/>
        <table:table-column table:style-name="co2" table:number-columns-repeated="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2" table:default-cell-style-name="ce18"/>
        <table:table-column table:style-name="co1" table:number-columns-repeated="1010" table:default-cell-style-name="ce18"/>
        <table:table-row table:style-name="ro1">
          <table:table-cell table:style-name="ce33" office:value-type="string" calcext:value-type="string" table:number-columns-spanned="13" table:number-rows-spanned="1">
            <text:p>Re = 100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3" table:style-name="ce36"/>
          <table:covered-table-cell/>
          <table:covered-table-cell table:style-name="ce3"/>
          <table:covered-table-cell table:number-columns-repeated="2" table:style-name="ce36"/>
          <table:table-cell table:style-name="ce3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Upwind</text:p>
          </table:table-cell>
          <table:covered-table-cell table:number-columns-repeated="2" table:style-name="ce36"/>
          <table:table-cell table:style-name="ce36"/>
          <table:table-cell/>
          <table:table-cell table:style-name="ce3" office:value-type="string" calcext:value-type="string" table:number-columns-spanned="3" table:number-rows-spanned="1">
            <text:p>Central</text:p>
          </table:table-cell>
          <table:covered-table-cell table:number-columns-repeated="2" table:style-name="ce36"/>
          <table:table-cell table:style-name="ce36"/>
          <table:table-cell/>
          <table:table-cell table:style-name="ce3" office:value-type="string" calcext:value-type="string" table:number-columns-spanned="3" table:number-rows-spanned="1">
            <text:p>QUICK</text:p>
          </table:table-cell>
          <table:covered-table-cell table:number-columns-repeated="2" table:style-name="ce36"/>
          <table:table-cell table:style-name="ce36"/>
          <table:table-cell table:number-columns-repeated="1010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steps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steps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steps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([.A4]*20)" office:value-type="float" office:value="18000" calcext:value-type="float">
            <text:p>18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F4]*([.F4]*20)" office:value-type="float" office:value="18000" calcext:value-type="float">
            <text:p>18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K4]*([.K4]*20)" office:value-type="float" office:value="18000" calcext:value-type="float">
            <text:p>180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([.A5]*20)" office:value-type="float" office:value="50000" calcext:value-type="float">
            <text:p>500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F5]*([.F5]*20)" office:value-type="float" office:value="50000" calcext:value-type="float">
            <text:p>500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K5]*([.K5]*20)"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]*([.A6]*20)" office:value-type="float" office:value="98000" calcext:value-type="float">
            <text:p>9800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F6]*([.F6]*20)" office:value-type="float" office:value="98000" calcext:value-type="float">
            <text:p>9800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K6]*([.K6]*20)" office:value-type="float" office:value="98000" calcext:value-type="float">
            <text:p>980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7]*([.A7]*20)" office:value-type="float" office:value="128000" calcext:value-type="float">
            <text:p>12800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F7]*([.F7]*20)" office:value-type="float" office:value="128000" calcext:value-type="float">
            <text:p>12800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K7]*([.K7]*20)" office:value-type="float" office:value="128000" calcext:value-type="float">
            <text:p>1280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]*([.A8]*20)" office:value-type="float" office:value="162000" calcext:value-type="float">
            <text:p>16200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F8]*([.F8]*20)" office:value-type="float" office:value="162000" calcext:value-type="float">
            <text:p>16200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K8]*([.K8]*20)" office:value-type="float" office:value="162000" calcext:value-type="float">
            <text:p>16200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*([.A9]*20)" office:value-type="float" office:value="200000" calcext:value-type="float">
            <text:p>20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F9]*([.F9]*20)" office:value-type="float" office:value="200000" calcext:value-type="float">
            <text:p>20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K9]*([.K9]*20)"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]*([.A10]*20)" office:value-type="float" office:value="242000" calcext:value-type="float">
            <text:p>24200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F10]*([.F10]*20)" office:value-type="float" office:value="242000" calcext:value-type="float">
            <text:p>24200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K10]*([.K10]*20)" office:value-type="float" office:value="242000" calcext:value-type="float">
            <text:p>242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'u=10'.R39" table:end-x="45.04pt" table:end-y="0.51pt" draw:z-index="0" draw:name="Chart 1" draw:style-name="gr1" draw:text-style-name="P1" svg:width="654.04pt" svg:height="347.27pt" svg:x="27.04pt" svg:y="12.08pt">
              <loext:p draw:notify-on-update-of-ranges="'u=10'.B4:'u=10'.B10 'u=10'.C4:'u=10'.C10 'u=10'.G4:'u=10'.G10 'u=10'.H4:'u=10'.H10 'u=10'.L4:'u=10'.L10 'u=10'.M4:'u=10'.M1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s" table:style-name="ta3">
        <table:table-column table:style-name="co4" table:number-columns-repeated="6" table:default-cell-style-name="ce18"/>
        <table:table-column table:style-name="co5" table:default-cell-style-name="ce27"/>
        <table:table-column table:style-name="co3" table:number-columns-repeated="1017" table:default-cell-style-name="ce18"/>
        <table:table-row table:style-name="ro1">
          <table:table-cell table:style-name="ce20" office:value-type="string" calcext:value-type="string" table:number-columns-spanned="7" table:number-rows-spanned="1">
            <text:p>QUICK scheme (u = 10; D = 0.01; nu = 1e-4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All Neuman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style-name="ce2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500" calcext:value-type="float">
            <text:p>5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table:style-name="ce23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1; D = 0.0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All Neumann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570" calcext:value-type="float">
            <text:p>15570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172" calcext:value-type="float">
            <text:p>15172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728" calcext:value-type="float">
            <text:p>15728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0.2; D = 0.05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All Neumann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38916" calcext:value-type="float">
            <text:p>38916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30787" calcext:value-type="float">
            <text:p>30787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31465" calcext:value-type="float">
            <text:p>31465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73913" calcext:value-type="float">
            <text:p>73913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/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0.1; D = 0.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All Neumann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converged but with large L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7" table:number-rows-spanned="1">
            <text:p>L2 norm formula revised</text:p>
          </table:table-cell>
          <table:covered-table-cell table:number-columns-repeated="3"/>
          <table:covered-table-cell table:style-name="ce24"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L2norm = 0.3865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L2norm = 0.481597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0.1; D = 0.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LHS Dirichlet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4902" calcext:value-type="float">
            <text:p>24902</text:p>
          </table:table-cell>
          <table:table-cell office:value-type="string" calcext:value-type="string">
            <text:p>Wrong answer as pressure becomes opposite to flow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0.1; D = 0.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LHS and RHS Dirichlet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0952" calcext:value-type="float">
            <text:p>20952</text:p>
          </table:table-cell>
          <table:table-cell office:value-type="string" calcext:value-type="string">
            <text:p>L2norm = 0.3728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18388" calcext:value-type="float">
            <text:p>18388</text:p>
          </table:table-cell>
          <table:table-cell office:value-type="string" calcext:value-type="string">
            <text:p>L2norm = 0.373117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Upwind scheme (u = 0.1; D = 0.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LHS and RHS Dirichlet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18319" calcext:value-type="float">
            <text:p>18319</text:p>
          </table:table-cell>
          <table:table-cell office:value-type="string" calcext:value-type="string">
            <text:p>L2norm = 0.37312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" table:style-name="ta3">
        <office:forms form:automatic-focus="false" form:apply-design-mode="false"/>
        <table:table-column table:style-name="co6" table:default-cell-style-name="ce15"/>
        <table:table-column table:style-name="co7" table:number-columns-repeated="7" table:default-cell-style-name="ce15"/>
        <table:table-column table:style-name="co7" table:default-cell-style-name="ce25"/>
        <table:table-column table:style-name="co3" table:number-columns-repeated="1014" table:default-cell-style-name="ce15"/>
        <table:table-column table:style-name="co3" table:default-cell-style-name="Default"/>
        <table:table-row table:style-name="ro3">
          <table:table-cell table:style-name="ce17" office:value-type="string" calcext:value-type="string">
            <text:p>Test #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nu</text:p>
          </table:table-cell>
          <table:table-cell table:style-name="ce17" office:value-type="string" calcext:value-type="string">
            <text:p>x_y ratio</text:p>
          </table:table-cell>
          <table:table-cell table:style-name="ce17" office:value-type="string" calcext:value-type="string">
            <text:p>Entry length (Le)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Re</text:p>
          </table:table-cell>
          <table:table-cell table:style-name="ce19" office:value-type="string" calcext:value-type="string">
            <text:p>L VS Le</text:p>
          </table:table-cell>
          <table:table-cell table:style-name="ce17" table:number-columns-repeated="1014"/>
          <table:table-cell table:style-name="ce28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2]*[.C2]" office:value-type="float" office:value="5" calcext:value-type="float">
            <text:p>5</text:p>
          </table:table-cell>
          <table:table-cell table:formula="of:=[.C2]*[.E2]" office:value-type="float" office:value="2" calcext:value-type="float">
            <text:p>2</text:p>
          </table:table-cell>
          <table:table-cell table:formula="of:=([.B2]*[.C2])/[.D2]" office:value-type="float" office:value="1000" calcext:value-type="float">
            <text:p>1000</text:p>
          </table:table-cell>
          <table:table-cell table:formula="of:=IF([.G2]&lt;=[.F2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3]*[.C3]" office:value-type="float" office:value="2.5" calcext:value-type="float">
            <text:p>2.5</text:p>
          </table:table-cell>
          <table:table-cell table:formula="of:=[.C3]*[.E3]" office:value-type="float" office:value="1" calcext:value-type="float">
            <text:p>1</text:p>
          </table:table-cell>
          <table:table-cell table:formula="of:=([.B3]*[.C3])/[.D3]" office:value-type="float" office:value="1000" calcext:value-type="float">
            <text:p>1000</text:p>
          </table:table-cell>
          <table:table-cell table:formula="of:=IF([.G3]&lt;=[.F3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4]*[.C4]" office:value-type="float" office:value="0.5" calcext:value-type="float">
            <text:p>0.5</text:p>
          </table:table-cell>
          <table:table-cell table:formula="of:=[.C4]*[.E4]" office:value-type="float" office:value="0.2" calcext:value-type="float">
            <text:p>0.2</text:p>
          </table:table-cell>
          <table:table-cell table:formula="of:=([.B4]*[.C4])/[.D4]" office:value-type="float" office:value="1000" calcext:value-type="float">
            <text:p>1000</text:p>
          </table:table-cell>
          <table:table-cell table:formula="of:=IF([.G4]&lt;=[.F4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5]*[.C5]" office:value-type="float" office:value="0.5" calcext:value-type="float">
            <text:p>0.5</text:p>
          </table:table-cell>
          <table:table-cell table:formula="of:=[.C5]*[.E5]" office:value-type="float" office:value="0.2" calcext:value-type="float">
            <text:p>0.2</text:p>
          </table:table-cell>
          <table:table-cell table:formula="of:=([.B5]*[.C5])/[.D5]" office:value-type="float" office:value="1000" calcext:value-type="float">
            <text:p>1000</text:p>
          </table:table-cell>
          <table:table-cell table:formula="of:=IF([.G5]&lt;=[.F5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6]*[.C6]" office:value-type="float" office:value="5" calcext:value-type="float">
            <text:p>5</text:p>
          </table:table-cell>
          <table:table-cell table:formula="of:=[.C6]*[.E6]" office:value-type="float" office:value="2" calcext:value-type="float">
            <text:p>2</text:p>
          </table:table-cell>
          <table:table-cell table:formula="of:=([.B6]*[.C6])/[.D6]" office:value-type="float" office:value="1000" calcext:value-type="float">
            <text:p>1000</text:p>
          </table:table-cell>
          <table:table-cell table:formula="of:=IF([.G6]&lt;=[.F6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" calcext:value-type="float">
            <text:p>20</text:p>
          </table:table-cell>
          <table:table-cell table:formula="of:=0.05*[.H7]*[.C7]" office:value-type="float" office:value="25" calcext:value-type="float">
            <text:p>25</text:p>
          </table:table-cell>
          <table:table-cell table:formula="of:=[.C7]*[.E7]" office:value-type="float" office:value="10" calcext:value-type="float">
            <text:p>10</text:p>
          </table:table-cell>
          <table:table-cell table:formula="of:=([.B7]*[.C7])/[.D7]" office:value-type="float" office:value="1000" calcext:value-type="float">
            <text:p>1000</text:p>
          </table:table-cell>
          <table:table-cell table:formula="of:=IF([.G7]&lt;=[.F7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8]*[.C8]" office:value-type="float" office:value="0.05" calcext:value-type="float">
            <text:p>0.05</text:p>
          </table:table-cell>
          <table:table-cell table:formula="of:=[.C8]*[.E8]" office:value-type="float" office:value="0.2" calcext:value-type="float">
            <text:p>0.2</text:p>
          </table:table-cell>
          <table:table-cell table:formula="of:=([.B8]*[.C8])/[.D8]" office:value-type="float" office:value="100" calcext:value-type="float">
            <text:p>100</text:p>
          </table:table-cell>
          <table:table-cell table:formula="of:=IF([.G8]&lt;=[.F8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9]*[.C9]" office:value-type="float" office:value="500" calcext:value-type="float">
            <text:p>500</text:p>
          </table:table-cell>
          <table:table-cell table:formula="of:=[.C9]*[.E9]" office:value-type="float" office:value="2" calcext:value-type="float">
            <text:p>2</text:p>
          </table:table-cell>
          <table:table-cell table:formula="of:=([.B9]*[.C9])/[.D9]" office:value-type="float" office:value="100000" calcext:value-type="float">
            <text:p>100000</text:p>
          </table:table-cell>
          <table:table-cell table:formula="of:=IF([.G9]&lt;=[.F9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10]*[.C10]" office:value-type="float" office:value="0.5" calcext:value-type="float">
            <text:p>0.5</text:p>
          </table:table-cell>
          <table:table-cell table:formula="of:=[.C10]*[.E10]" office:value-type="float" office:value="2" calcext:value-type="float">
            <text:p>2</text:p>
          </table:table-cell>
          <table:table-cell table:formula="of:=([.B10]*[.C10])/[.D10]" office:value-type="float" office:value="100" calcext:value-type="float">
            <text:p>100</text:p>
          </table:table-cell>
          <table:table-cell table:formula="of:=IF([.G10]&lt;=[.F10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80" calcext:value-type="float">
            <text:p>80</text:p>
          </table:table-cell>
          <table:table-cell table:formula="of:=0.05*[.H11]*[.C11]" office:value-type="float" office:value="0.5" calcext:value-type="float">
            <text:p>0.5</text:p>
          </table:table-cell>
          <table:table-cell table:formula="of:=[.C11]*[.E11]" office:value-type="float" office:value="0.8" calcext:value-type="float">
            <text:p>0.8</text:p>
          </table:table-cell>
          <table:table-cell table:formula="of:=([.B11]*[.C11])/[.D11]" office:value-type="float" office:value="1000" calcext:value-type="float">
            <text:p>1000</text:p>
          </table:table-cell>
          <table:table-cell table:formula="of:=IF([.G11]&lt;=[.F11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80" calcext:value-type="float">
            <text:p>80</text:p>
          </table:table-cell>
          <table:table-cell table:formula="of:=0.05*[.H12]*[.C12]" office:value-type="float" office:value="0.5" calcext:value-type="float">
            <text:p>0.5</text:p>
          </table:table-cell>
          <table:table-cell table:formula="of:=[.C12]*[.E12]" office:value-type="float" office:value="0.8" calcext:value-type="float">
            <text:p>0.8</text:p>
          </table:table-cell>
          <table:table-cell table:formula="of:=([.B12]*[.C12])/[.D12]" office:value-type="float" office:value="1000" calcext:value-type="float">
            <text:p>1000</text:p>
          </table:table-cell>
          <table:table-cell table:formula="of:=IF([.G12]&lt;=[.F12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13]*[.C13]" office:value-type="float" office:value="0.005" calcext:value-type="float">
            <text:p>0.005</text:p>
          </table:table-cell>
          <table:table-cell table:formula="of:=[.C13]*[.E13]" office:value-type="float" office:value="0.2" calcext:value-type="float">
            <text:p>0.2</text:p>
          </table:table-cell>
          <table:table-cell table:formula="of:=([.B13]*[.C13])/[.D13]" office:value-type="float" office:value="10" calcext:value-type="float">
            <text:p>10</text:p>
          </table:table-cell>
          <table:table-cell table:formula="of:=IF([.G13]&lt;=[.F13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14]*[.C14]" office:value-type="float" office:value="0.05" calcext:value-type="float">
            <text:p>0.05</text:p>
          </table:table-cell>
          <table:table-cell table:formula="of:=[.C14]*[.E14]" office:value-type="float" office:value="0.2" calcext:value-type="float">
            <text:p>0.2</text:p>
          </table:table-cell>
          <table:table-cell table:formula="of:=([.B14]*[.C14])/[.D14]" office:value-type="float" office:value="100" calcext:value-type="float">
            <text:p>100</text:p>
          </table:table-cell>
          <table:table-cell table:style-name="ce35" table:formula="of:=IF([.G14]&lt;=[.F14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 table:number-rows-repeated="1048551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e.I15:Re.I1048576 Re.I1:Re.I13">
            <calcext:condition calcext:apply-style-name="Bad" calcext:value="contains-text(&quot;undeveloped&quot;)" calcext:base-cell-address="Re.I1"/>
          </calcext:conditional-format>
          <calcext:conditional-format calcext:target-range-address="Re.I14:Re.I14">
            <calcext:condition calcext:apply-style-name="Bad" calcext:value="contains-text(&quot;undeveloped&quot;)" calcext:base-cell-address="Re.I14"/>
          </calcext:conditional-format>
        </calcext:conditional-formats>
      </table:table>
      <table:named-expressions/>
      <table:database-ranges>
        <table:database-range table:name="__Anonymous_Sheet_DB__4" table:target-range-address="Trials.A12:Trials.G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17:55:55.264236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ggered_5f_grid" style:display-name="PageStyle_staggered_gr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tical_5f_profile" style:display-name="PageStyle_analytical_prof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emes" style:display-name="PageStyle_Sche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Ahmad Raza</meta:initial-creator>
    <meta:creation-date>2017-10-14T16:07:13</meta:creation-date>
    <dc:date>2017-11-29T13:34:03.954152311</dc:date>
    <meta:generator>LibreOffice/5.4.1.2$Linux_X86_64 LibreOffice_project/40m0$Build-2</meta:generator>
    <meta:editing-duration>P1DT1H13M35S</meta:editing-duration>
    <meta:editing-cycles>15</meta:editing-cycles>
    <meta:document-statistic meta:table-count="6" meta:cell-count="604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98cm" svg:height="19.312cm" xlink:href=".." xlink:type="simple" chart:class="chart:scatter" chart:style-name="ch1">
        <chart:title svg:x="8.528cm" svg:y="0.521cm" chart:style-name="ch2">
          <text:p>Chart Title</text:p>
        </chart:title>
        <chart:legend chart:legend-position="end" svg:x="16.499cm" svg:y="8.938cm" style:legend-expansion="high" chart:style-name="ch3"/>
        <chart:plot-area chart:style-name="ch4" table:cell-range-address="Analytical.A2:Analytical.B31" chart:data-source-has-labels="row" svg:x="0.385cm" svg:y="1.68cm" svg:width="15.729cm" svg:height="17.246cm">
          <chartooo:coordinate-region svg:x="0.804cm" svg:y="1.84cm" svg:width="15.11cm" svg:height="16.66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tical.A2:Analytical.A31" loext:label-string="analytical" chart:class="chart:scatter">
            <chart:domain table:cell-range-address="Analytical.B2:Analytical.B31"/>
            <chart:data-point chart:repeated="30"/>
          </chart:series>
          <chart:series chart:style-name="ch8" chart:values-cell-range-address="Analytical.A2:Analytical.A31" loext:label-string="upwind" chart:class="chart:scatter">
            <chart:domain table:cell-range-address="Analytical.C2:Analytical.C31"/>
            <chart:data-point chart:repeated="30"/>
          </chart:series>
          <chart:series chart:style-name="ch9" chart:values-cell-range-address="Analytical.A2:Analytical.A31" loext:label-string="quick" chart:class="chart:scatter">
            <chart:domain table:cell-range-address="Analytical.D2:Analytical.D3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nalytical</text:p>
              </table:table-cell>
              <table:table-cell office:value-type="string">
                <text:p>Column C</text:p>
              </table:table-cell>
              <table:table-cell office:value-type="string">
                <text:p>upwind</text:p>
              </table:table-cell>
              <table:table-cell office:value-type="string">
                <text:p>Column D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360285374554">
                <text:p>0.042360285374554</text:p>
                <draw:g>
                  <svg:desc>Analytical.B2:Analytical.B31</svg:desc>
                </draw:g>
              </table:table-cell>
              <table:table-cell office:value-type="float" office:value="1">
                <text:p>1</text:p>
                <draw:g>
                  <svg:desc>Analytical.A2:Analytical.A31</svg:desc>
                </draw:g>
              </table:table-cell>
              <table:table-cell office:value-type="float" office:value="NaN">
                <text:p>NaN</text:p>
                <draw:g>
                  <svg:desc>Analytical.C2:Analytical.C31</svg:desc>
                </draw:g>
              </table:table-cell>
              <table:table-cell office:value-type="float" office:value="1">
                <text:p>1</text:p>
                <draw:g>
                  <svg:desc>Analytical.A2:Analytical.A31</svg:desc>
                </draw:g>
              </table:table-cell>
              <table:table-cell office:value-type="float" office:value="NaN">
                <text:p>NaN</text:p>
                <draw:g>
                  <svg:desc>Analytical.D2:Analytical.D31</svg:desc>
                </draw:g>
              </table:table-cell>
              <table:table-cell office:value-type="float" office:value="1">
                <text:p>1</text:p>
                <draw:g>
                  <svg:desc>Analytical.A2:Analytical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2621878715814">
                <text:p>0.1226218787158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938168846611">
                <text:p>0.1969381688466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309155766944">
                <text:p>0.2653091557669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734839476813">
                <text:p>0.3277348394768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4215219976219">
                <text:p>0.3842152199762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4750297265161">
                <text:p>0.43475029726516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9340071343639">
                <text:p>0.47934007134363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7984542211653">
                <text:p>0.51798454221165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0683709869203">
                <text:p>0.55068370986920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743757431629">
                <text:p>0.5774375743162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8246135552913">
                <text:p>0.5982461355529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3109393579073">
                <text:p>0.61310939357907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2027348394768">
                <text:p>0.62202734839476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">
                <text:p>0.62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2027348394768">
                <text:p>0.62202734839476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3109393579073">
                <text:p>0.61310939357907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8246135552913">
                <text:p>0.59824613555291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743757431629">
                <text:p>0.5774375743162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0683709869203">
                <text:p>0.55068370986920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7984542211653">
                <text:p>0.51798454221165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9340071343639">
                <text:p>0.47934007134363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750297265161">
                <text:p>0.43475029726516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4215219976219">
                <text:p>0.38421521997621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7734839476813">
                <text:p>0.32773483947681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309155766944">
                <text:p>0.26530915576694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6938168846611">
                <text:p>0.19693816884661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2621878715814">
                <text:p>0.12262187871581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2360285374554">
                <text:p>0.04236028537455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d1f63" draw:fill-color="#0d1f63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1c24" draw:fill-color="#ed1c24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solid-type="cuboid" chart:symbol-type="automatic" chart:symbol-width="0.176cm" chart:symbol-height="0.176cm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2.155cm" svg:height="12.25cm" xlink:href=".." xlink:type="simple" chart:class="chart:scatter" chart:style-name="ch1">
        <chart:title svg:x="8.858cm" svg:y="0.38cm" chart:style-name="ch2">
          <text:p>L2 norm for Re = 100</text:p>
        </chart:title>
        <chart:legend chart:legend-position="end" svg:x="19.512cm" svg:y="5.446cm" style:legend-expansion="high" chart:style-name="ch3"/>
        <chart:plot-area chart:style-name="ch4" table:cell-range-address="'u=10'.B4:'u=10'.C10 'u=10'.H4:'u=10'.H10 'u=10'.M4:'u=10'.M10" svg:x="1.424cm" svg:y="1.398cm" svg:width="17.645cm" svg:height="9.656cm">
          <chartooo:coordinate-region svg:x="1.684cm" svg:y="1.558cm" svg:width="16.748cm" svg:height="9.078cm"/>
          <chart:axis chart:dimension="x" chart:name="primary-x" chart:style-name="ch5">
            <chart:title svg:x="8.753cm" svg:y="11.299cm" chart:style-name="ch6">
              <text:p>Grid points (nx x ny)</text:p>
            </chart:title>
            <chart:grid chart:style-name="ch7" chart:class="major"/>
          </chart:axis>
          <chart:axis chart:dimension="y" chart:name="primary-y" chart:style-name="ch8">
            <chart:title svg:x="0.451cm" svg:y="6.872cm" chart:style-name="ch9">
              <text:p>L2 norm</text:p>
            </chart:title>
            <chart:grid chart:style-name="ch7" chart:class="major"/>
          </chart:axis>
          <chart:series chart:style-name="ch10" chart:values-cell-range-address="'u=10'.C4:'u=10'.C10" chart:class="chart:scatter">
            <chart:domain table:cell-range-address="'u=10'.B4:'u=10'.B10"/>
            <chart:data-point chart:repeated="7"/>
          </chart:series>
          <chart:series chart:style-name="ch11" chart:values-cell-range-address="'u=10'.H4:'u=10'.H10" chart:class="chart:scatter">
            <chart:domain table:cell-range-address="'u=10'.G4:'u=10'.G10"/>
            <chart:data-point chart:repeated="7"/>
          </chart:series>
          <chart:series chart:style-name="ch12" chart:values-cell-range-address="'u=10'.M4:'u=10'.M10" chart:class="chart:scatter">
            <chart:domain table:cell-range-address="'u=10'.L4:'u=10'.L10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00">
                <text:p>18000</text:p>
                <draw:g>
                  <svg:desc>'u=10'.B4:'u=10'.B10</svg:desc>
                </draw:g>
              </table:table-cell>
              <table:table-cell office:value-type="float" office:value="NaN">
                <text:p>NaN</text:p>
                <draw:g>
                  <svg:desc>'u=10'.C4:'u=10'.C10</svg:desc>
                </draw:g>
              </table:table-cell>
              <table:table-cell office:value-type="float" office:value="18000">
                <text:p>18000</text:p>
                <draw:g>
                  <svg:desc>'u=10'.G4:'u=10'.G10</svg:desc>
                </draw:g>
              </table:table-cell>
              <table:table-cell office:value-type="float" office:value="NaN">
                <text:p>NaN</text:p>
                <draw:g>
                  <svg:desc>'u=10'.H4:'u=10'.H10</svg:desc>
                </draw:g>
              </table:table-cell>
              <table:table-cell office:value-type="float" office:value="18000">
                <text:p>18000</text:p>
                <draw:g>
                  <svg:desc>'u=10'.L4:'u=10'.L10</svg:desc>
                </draw:g>
              </table:table-cell>
              <table:table-cell office:value-type="float" office:value="NaN">
                <text:p>NaN</text:p>
                <draw:g>
                  <svg:desc>'u=10'.M4:'u=10'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d1f63" draw:fill-color="#0d1f63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1c24" draw:fill-color="#ed1c24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solid-type="cuboid" chart:symbol-type="automatic" chart:symbol-width="0.176cm" chart:symbol-height="0.176cm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6.529cm" svg:height="12.25cm" xlink:href=".." xlink:type="simple" chart:class="chart:scatter" chart:style-name="ch1">
        <chart:title svg:x="11.045cm" svg:y="0.38cm" chart:style-name="ch2">
          <text:p>L2 norm for Re = 100</text:p>
        </chart:title>
        <chart:legend chart:legend-position="end" svg:x="22.59cm" svg:y="5.446cm" style:legend-expansion="high" chart:style-name="ch3"/>
        <chart:plot-area chart:style-name="ch4" table:cell-range-address="'u=1.0'.B4:'u=1.0'.C10 Analytical.B2:Analytical.B2 'u=1.0'.G4:'u=1.0'.G10 'u=1.0'.K4:'u=1.0'.K10" chart:data-source-has-labels="row" svg:x="1.511cm" svg:y="1.398cm" svg:width="20.549cm" svg:height="9.656cm">
          <chartooo:coordinate-region svg:x="2.168cm" svg:y="1.559cm" svg:width="19.414cm" svg:height="9.078cm"/>
          <chart:axis chart:dimension="x" chart:name="primary-x" chart:style-name="ch5">
            <chart:title svg:x="10.292cm" svg:y="11.299cm" chart:style-name="ch6">
              <text:p>Grid points (nx x ny)</text:p>
            </chart:title>
            <chart:grid chart:style-name="ch7" chart:class="major"/>
          </chart:axis>
          <chart:axis chart:dimension="y" chart:name="primary-y" chart:style-name="ch8">
            <chart:title svg:x="0.451cm" svg:y="6.872cm" chart:style-name="ch9">
              <text:p>L2 norm</text:p>
            </chart:title>
            <chart:grid chart:style-name="ch7" chart:class="major"/>
          </chart:axis>
          <chart:series chart:style-name="ch10" chart:values-cell-range-address="'u=1.0'.C4:'u=1.0'.C10" chart:label-cell-address="Analytical.B2:Analytical.B2" chart:class="chart:scatter">
            <chart:domain table:cell-range-address="'u=1.0'.B4:'u=1.0'.B10"/>
            <chart:data-point chart:repeated="7"/>
          </chart:series>
          <chart:series chart:style-name="ch11" chart:values-cell-range-address="'u=1.0'.G4:'u=1.0'.G10" chart:label-cell-address="Analytical.B2:Analytical.B2" chart:class="chart:scatter">
            <chart:domain table:cell-range-address="'u=1.0'.F4:'u=1.0'.F10"/>
            <chart:data-point chart:repeated="7"/>
          </chart:series>
          <chart:series chart:style-name="ch12" chart:values-cell-range-address="'u=1.0'.K4:'u=1.0'.K10" chart:label-cell-address="Analytical.B2:Analytical.B2" chart:class="chart:scatter">
            <chart:domain table:cell-range-address="'u=1.0'.J4:'u=1.0'.J10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042360285374554</text:p>
                <draw:g>
                  <svg:desc>Analytical.B2:Analytical.B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042360285374554</text:p>
                <draw:g>
                  <svg:desc>Analytical.B2:Analytical.B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0.042360285374554</text:p>
                <draw:g>
                  <svg:desc>Analytical.B2:Analytical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00">
                <text:p>18000</text:p>
                <draw:g>
                  <svg:desc>'u=1.0'.B4:'u=1.0'.B10</svg:desc>
                </draw:g>
              </table:table-cell>
              <table:table-cell office:value-type="float" office:value="0.888921">
                <text:p>0.888921</text:p>
                <draw:g>
                  <svg:desc>'u=1.0'.C4:'u=1.0'.C10</svg:desc>
                </draw:g>
              </table:table-cell>
              <table:table-cell office:value-type="float" office:value="18000">
                <text:p>18000</text:p>
                <draw:g>
                  <svg:desc>'u=1.0'.F4:'u=1.0'.F10</svg:desc>
                </draw:g>
              </table:table-cell>
              <table:table-cell office:value-type="float" office:value="0.884082">
                <text:p>0.884082</text:p>
                <draw:g>
                  <svg:desc>'u=1.0'.G4:'u=1.0'.G10</svg:desc>
                </draw:g>
              </table:table-cell>
              <table:table-cell office:value-type="float" office:value="18000">
                <text:p>18000</text:p>
                <draw:g>
                  <svg:desc>'u=1.0'.J4:'u=1.0'.J10</svg:desc>
                </draw:g>
              </table:table-cell>
              <table:table-cell office:value-type="float" office:value="0.889697">
                <text:p>0.889697</text:p>
                <draw:g>
                  <svg:desc>'u=1.0'.K4:'u=1.0'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856849">
                <text:p>0.856849</text:p>
              </table:table-cell>
              <table:table-cell office:value-type="float" office:value="50000">
                <text:p>50000</text:p>
              </table:table-cell>
              <table:table-cell office:value-type="float" office:value="0.851785">
                <text:p>0.851785</text:p>
              </table:table-cell>
              <table:table-cell office:value-type="float" office:value="50000">
                <text:p>50000</text:p>
              </table:table-cell>
              <table:table-cell office:value-type="float" office:value="0.856881">
                <text:p>0.856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000">
                <text:p>98000</text:p>
              </table:table-cell>
              <table:table-cell office:value-type="float" office:value="0.827835">
                <text:p>0.827835</text:p>
              </table:table-cell>
              <table:table-cell office:value-type="float" office:value="98000">
                <text:p>98000</text:p>
              </table:table-cell>
              <table:table-cell office:value-type="float" office:value="0.82105">
                <text:p>0.82105</text:p>
              </table:table-cell>
              <table:table-cell office:value-type="float" office:value="98000">
                <text:p>98000</text:p>
              </table:table-cell>
              <table:table-cell office:value-type="float" office:value="0.827623">
                <text:p>0.827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d1f63" draw:fill-color="#0d1f63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1c24" draw:fill-color="#ed1c24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solid-type="cuboid" chart:symbol-type="automatic" chart:symbol-width="0.176cm" chart:symbol-height="0.176cm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6.529cm" svg:height="12.249cm" xlink:href=".." xlink:type="simple" chart:class="chart:scatter" chart:style-name="ch1">
        <chart:title svg:x="11.177cm" svg:y="0.379cm" chart:style-name="ch2">
          <text:p>L2 norm for Re = 10</text:p>
        </chart:title>
        <chart:legend chart:legend-position="end" svg:x="24.23cm" svg:y="5.445cm" style:legend-expansion="high" chart:style-name="ch3"/>
        <chart:plot-area chart:style-name="ch4" table:cell-range-address="'u=0.1'.B4:'u=0.1'.C12 'u=0.1'.A1:'u=0.1'.A1 'u=0.1'.G4:'u=0.1'.G12 'u=0.1'.K4:'u=0.1'.K12" chart:data-source-has-labels="row" svg:x="1.511cm" svg:y="1.396cm" svg:width="22.189cm" svg:height="9.658cm">
          <chartooo:coordinate-region svg:x="2.326cm" svg:y="1.557cm" svg:width="20.896cm" svg:height="9.079cm"/>
          <chart:axis chart:dimension="x" chart:name="primary-x" chart:style-name="ch5">
            <chart:title svg:x="11.112cm" svg:y="11.298cm" chart:style-name="ch6">
              <text:p>Grid points (nx x ny)</text:p>
            </chart:title>
            <chart:grid chart:style-name="ch7" chart:class="major"/>
          </chart:axis>
          <chart:axis chart:dimension="y" chart:name="primary-y" chart:style-name="ch8">
            <chart:title svg:x="0.451cm" svg:y="6.871cm" chart:style-name="ch9">
              <text:p>L2 norm</text:p>
            </chart:title>
            <chart:grid chart:style-name="ch7" chart:class="major"/>
          </chart:axis>
          <chart:series chart:style-name="ch10" chart:values-cell-range-address="'u=0.1'.C4:'u=0.1'.C12" chart:label-cell-address="'u=0.1'.A1:'u=0.1'.A1" chart:class="chart:scatter">
            <chart:domain table:cell-range-address="'u=0.1'.B4:'u=0.1'.B12"/>
            <chart:data-point chart:repeated="9"/>
          </chart:series>
          <chart:series chart:style-name="ch11" chart:values-cell-range-address="'u=0.1'.G4:'u=0.1'.G12" chart:label-cell-address="'u=0.1'.A1:'u=0.1'.A1" chart:class="chart:scatter">
            <chart:domain table:cell-range-address="'u=0.1'.F4:'u=0.1'.F12"/>
            <chart:data-point chart:repeated="9"/>
          </chart:series>
          <chart:series chart:style-name="ch12" chart:values-cell-range-address="'u=0.1'.K4:'u=0.1'.K12" chart:label-cell-address="'u=0.1'.A1:'u=0.1'.A1" chart:class="chart:scatter">
            <chart:domain table:cell-range-address="'u=0.1'.J4:'u=0.1'.J12"/>
            <chart:data-point chart:style-name="ch1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 = 10</text:p>
                <draw:g>
                  <svg:desc>'u=0.1'.A1:'u=0.1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 = 10</text:p>
                <draw:g>
                  <svg:desc>'u=0.1'.A1:'u=0.1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Re = 10</text:p>
                <draw:g>
                  <svg:desc>'u=0.1'.A1:'u=0.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00">
                <text:p>18000</text:p>
                <draw:g>
                  <svg:desc>'u=0.1'.B4:'u=0.1'.B12</svg:desc>
                </draw:g>
              </table:table-cell>
              <table:table-cell office:value-type="float" office:value="0.0127916">
                <text:p>0.0127916</text:p>
                <draw:g>
                  <svg:desc>'u=0.1'.C4:'u=0.1'.C12</svg:desc>
                </draw:g>
              </table:table-cell>
              <table:table-cell office:value-type="float" office:value="18000">
                <text:p>18000</text:p>
                <draw:g>
                  <svg:desc>'u=0.1'.F4:'u=0.1'.F12</svg:desc>
                </draw:g>
              </table:table-cell>
              <table:table-cell office:value-type="float" office:value="0.0128485">
                <text:p>0.0128485</text:p>
                <draw:g>
                  <svg:desc>'u=0.1'.G4:'u=0.1'.G12</svg:desc>
                </draw:g>
              </table:table-cell>
              <table:table-cell office:value-type="float" office:value="18000">
                <text:p>18000</text:p>
                <draw:g>
                  <svg:desc>'u=0.1'.J4:'u=0.1'.J12</svg:desc>
                </draw:g>
              </table:table-cell>
              <table:table-cell office:value-type="float" office:value="0.0127891">
                <text:p>0.0127891</text:p>
                <draw:g>
                  <svg:desc>'u=0.1'.K4:'u=0.1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00">
                <text:p>32000</text:p>
              </table:table-cell>
              <table:table-cell office:value-type="float" office:value="0.0102701">
                <text:p>0.0102701</text:p>
              </table:table-cell>
              <table:table-cell office:value-type="float" office:value="32000">
                <text:p>32000</text:p>
              </table:table-cell>
              <table:table-cell office:value-type="float" office:value="0.0103145">
                <text:p>0.0103145</text:p>
              </table:table-cell>
              <table:table-cell office:value-type="float" office:value="32000">
                <text:p>32000</text:p>
              </table:table-cell>
              <table:table-cell office:value-type="float" office:value="0.0102555">
                <text:p>0.0102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900819">
                <text:p>0.00900819</text:p>
              </table:table-cell>
              <table:table-cell office:value-type="float" office:value="50000">
                <text:p>50000</text:p>
              </table:table-cell>
              <table:table-cell office:value-type="float" office:value="0.00903705">
                <text:p>0.00903705</text:p>
              </table:table-cell>
              <table:table-cell office:value-type="float" office:value="50000">
                <text:p>50000</text:p>
              </table:table-cell>
              <table:table-cell office:value-type="float" office:value="0.00900336">
                <text:p>0.00900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